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.4cm"/>
    </style:style>
    <style:style style:name="gr3" style:family="graphic" style:parent-style-name="standard">
      <style:graphic-properties draw:stroke="none" svg:stroke-color="#000000" draw:fill="none" draw:fill-color="#ffffff" fo:min-height="2.0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cm"/>
    </style:style>
    <style:style style:name="gr8" style:family="graphic" style:parent-style-name="standard">
      <style:graphic-properties draw:stroke="none" svg:stroke-color="#000000" draw:fill="none" draw:fill-color="#ffffff" fo:min-height="1.7cm"/>
    </style:style>
    <style:style style:name="gr9" style:family="graphic" style:parent-style-name="objectwithoutfill">
      <style:graphic-properties draw:stroke="dash" draw:stroke-dash="Line_20_with_20_Fine_20_Dots" svg:stroke-color="#008000" draw:fill="none" draw:textarea-vertical-align="middle"/>
    </style:style>
    <style:style style:name="gr10" style:family="graphic" style:parent-style-name="standard">
      <style:graphic-properties draw:stroke="none" draw:stroke-dash="Line_20_with_20_Fine_20_Dots" svg:stroke-color="#000000" draw:fill="none" draw:fill-color="#ffffff" fo:min-height="1.15cm"/>
    </style:style>
    <style:style style:name="gr11" style:family="graphic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00ffff" draw:secondary-fill-color="#000080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P1" style:family="paragraph">
      <style:paragraph-properties fo:text-align="center"/>
    </style:style>
    <style:style style:name="P2" style:family="paragraph">
      <style:text-properties fo:color="#4700b8"/>
    </style:style>
    <style:style style:name="P3" style:family="paragraph">
      <style:text-properties fo:color="#dd4814"/>
    </style:style>
    <style:style style:name="P4" style:family="paragraph">
      <style:text-properties fo:color="#ff3333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T1" style:family="text">
      <style:text-properties fo:color="#4700b8"/>
    </style:style>
    <style:style style:name="T2" style:family="text"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>
          <draw:path draw:style-name="gr1" draw:text-style-name="P1" draw:layer="layout" svg:width="2.799cm" svg:height="8.499cm" svg:x="6.9cm" svg:y="4.9cm" svg:viewBox="0 0 2800 8500" svg:d="m0 8500v-8500h2800v8500zm0-4100v-1200h2800v1200z">
            <text:p/>
          </draw:path>
          <draw:path draw:style-name="gr1" draw:text-style-name="P1" draw:layer="layout" svg:width="2.799cm" svg:height="8.499cm" svg:x="16.2cm" svg:y="4.9cm" svg:viewBox="0 0 2800 8500" svg:d="m0 8500v-8500h2800v8500zm0-4100v-1200h2800v1200z">
            <text:p/>
          </draw:path>
          <draw:frame draw:style-name="gr2" draw:layer="layout" svg:width="8.2cm" svg:height="2.65cm" svg:x="1.5cm" svg:y="1.8cm">
            <draw:text-box>
              <text:p>硬连接</text:p>
              <text:p>ln file1 file2</text:p>
            </draw:text-box>
          </draw:frame>
          <draw:frame draw:style-name="gr3" draw:layer="layout" svg:width="6.6cm" svg:height="2.3cm" svg:x="12.5cm" svg:y="1.6cm">
            <draw:text-box>
              <text:p>软连接</text:p>
              <text:p>ln -s <text:s/>file1 file2</text:p>
            </draw:text-box>
          </draw:frame>
          <draw:line draw:style-name="gr4" draw:text-style-name="P1" draw:layer="layout" svg:x1="10.3cm" svg:y1="1cm" svg:x2="10.5cm" svg:y2="14cm">
            <text:p/>
          </draw:line>
          <draw:frame draw:style-name="gr5" draw:layer="layout" svg:width="2.8cm" svg:height="1.3cm" svg:x="1.7cm" svg:y="8.2cm">
            <draw:text-box>
              <text:p>file1</text:p>
            </draw:text-box>
          </draw:frame>
          <draw:line draw:style-name="gr6" draw:text-style-name="P1" draw:layer="layout" svg:x1="3.5cm" svg:y1="8.8cm" svg:x2="6.6cm" svg:y2="8.8cm">
            <text:p/>
          </draw:line>
          <draw:frame draw:style-name="gr7" draw:layer="layout" svg:width="2.3cm" svg:height="1.45cm" svg:x="1.7cm" svg:y="11.7cm">
            <draw:text-box>
              <text:p>file2</text:p>
            </draw:text-box>
          </draw:frame>
          <draw:line draw:style-name="gr6" draw:text-style-name="P1" draw:layer="layout" svg:x1="3.5cm" svg:y1="12.1cm" svg:x2="6.6cm" svg:y2="9.4cm">
            <text:p/>
          </draw:line>
          <draw:frame draw:style-name="gr5" draw:layer="layout" svg:width="2.8cm" svg:height="1.3cm" svg:x="11.2cm" svg:y="8.05cm">
            <draw:text-box>
              <text:p>file1</text:p>
            </draw:text-box>
          </draw:frame>
          <draw:frame draw:style-name="gr7" draw:layer="layout" svg:width="2.3cm" svg:height="1.45cm" svg:x="11.2cm" svg:y="11.55cm">
            <draw:text-box>
              <text:p>file2</text:p>
            </draw:text-box>
          </draw:frame>
          <draw:line draw:style-name="gr6" draw:text-style-name="P1" draw:layer="layout" svg:x1="13.2cm" svg:y1="8.8cm" svg:x2="16.2cm" svg:y2="8.8cm">
            <text:p/>
          </draw:line>
          <draw:line draw:style-name="gr6" draw:text-style-name="P1" draw:layer="layout" svg:x1="12.1cm" svg:y1="11.4cm" svg:x2="12.1cm" svg:y2="9.1cm">
            <text:p/>
          </draw:line>
        </draw:g>
        <draw:g>
          <draw:path draw:style-name="gr1" draw:text-style-name="P1" draw:layer="layout" svg:width="2.799cm" svg:height="8.499cm" svg:x="7cm" svg:y="19.2cm" svg:viewBox="0 0 2800 8500" svg:d="m0 8500v-8500h2800v8500zm0-4100v-1200h2800v1200z">
            <text:p/>
          </draw:path>
          <draw:path draw:style-name="gr1" draw:text-style-name="P1" draw:layer="layout" svg:width="2.799cm" svg:height="8.499cm" svg:x="16.3cm" svg:y="19.2cm" svg:viewBox="0 0 2800 8500" svg:d="m0 8500v-8500h2800v8500zm0-4100v-1200h2800v1200z">
            <text:p/>
          </draw:path>
          <draw:frame draw:style-name="gr2" draw:layer="layout" svg:width="8.2cm" svg:height="2.65cm" svg:x="1.6cm" svg:y="16.1cm">
            <draw:text-box>
              <text:p>硬连接</text:p>
              <text:p/>
            </draw:text-box>
          </draw:frame>
          <draw:frame draw:style-name="gr3" draw:layer="layout" svg:width="6.6cm" svg:height="2.3cm" svg:x="12.6cm" svg:y="15.9cm">
            <draw:text-box>
              <text:p>软连接</text:p>
              <text:p/>
            </draw:text-box>
          </draw:frame>
          <draw:line draw:style-name="gr4" draw:text-style-name="P1" draw:layer="layout" svg:x1="10.4cm" svg:y1="15.3cm" svg:x2="10.6cm" svg:y2="28.3cm">
            <text:p/>
          </draw:line>
          <draw:frame draw:style-name="gr5" draw:layer="layout" svg:width="2.8cm" svg:height="1.3cm" svg:x="1.8cm" svg:y="22.5cm">
            <draw:text-box>
              <text:p>file1</text:p>
            </draw:text-box>
          </draw:frame>
          <draw:line draw:style-name="gr6" draw:text-style-name="P1" draw:layer="layout" svg:x1="3.6cm" svg:y1="23.1cm" svg:x2="6.7cm" svg:y2="23.1cm">
            <text:p/>
          </draw:line>
          <draw:frame draw:style-name="gr7" draw:layer="layout" svg:width="2.3cm" svg:height="1.45cm" svg:x="1.8cm" svg:y="26cm">
            <draw:text-box>
              <text:p>file2</text:p>
            </draw:text-box>
          </draw:frame>
          <draw:line draw:style-name="gr6" draw:text-style-name="P1" draw:layer="layout" svg:x1="3.6cm" svg:y1="26.4cm" svg:x2="6.7cm" svg:y2="23.7cm">
            <text:p/>
          </draw:line>
          <draw:frame draw:style-name="gr5" draw:layer="layout" svg:width="2.8cm" svg:height="1.3cm" svg:x="11.3cm" svg:y="22.35cm">
            <draw:text-box>
              <text:p>file1</text:p>
            </draw:text-box>
          </draw:frame>
          <draw:frame draw:style-name="gr7" draw:layer="layout" svg:width="2.3cm" svg:height="1.45cm" svg:x="11.3cm" svg:y="25.85cm">
            <draw:text-box>
              <text:p>file2</text:p>
            </draw:text-box>
          </draw:frame>
          <draw:line draw:style-name="gr6" draw:text-style-name="P1" draw:layer="layout" svg:x1="13.3cm" svg:y1="23.1cm" svg:x2="16.3cm" svg:y2="23.1cm">
            <text:p/>
          </draw:line>
          <draw:line draw:style-name="gr6" draw:text-style-name="P1" draw:layer="layout" svg:x1="12.2cm" svg:y1="25.7cm" svg:x2="12.2cm" svg:y2="23.4cm">
            <text:p/>
          </draw:line>
        </draw:g>
        <draw:line draw:style-name="gr4" draw:text-style-name="P1" draw:layer="layout" svg:x1="1cm" svg:y1="14.6cm" svg:x2="20cm" svg:y2="14.6cm">
          <text:p/>
        </draw:line>
        <draw:frame draw:style-name="gr8" draw:text-style-name="P2" draw:layer="layout" svg:width="7.9cm" svg:height="1.95cm" svg:x="1cm" svg:y="14.9cm">
          <draw:text-box>
            <text:p text:style-name="P2"><text:span text:style-name="T1">删除原始文件</text:span><text:span text:style-name="T1">file1</text:span><text:span text:style-name="T1">后：</text:span></text:p>
          </draw:text-box>
        </draw:frame>
        <draw:g>
          <draw:line draw:style-name="gr9" draw:text-style-name="P1" draw:layer="layout" svg:x1="11.5cm" svg:y1="22.2cm" svg:x2="12.7cm" svg:y2="23.9cm">
            <text:p/>
          </draw:line>
          <draw:line draw:style-name="gr9" draw:text-style-name="P1" draw:layer="layout" svg:x1="12.7cm" svg:y1="22.3cm" svg:x2="11.1cm" svg:y2="23.8cm">
            <text:p/>
          </draw:line>
        </draw:g>
        <draw:g>
          <draw:line draw:style-name="gr9" draw:text-style-name="P1" draw:layer="layout" svg:x1="2.2cm" svg:y1="22.5cm" svg:x2="3.4cm" svg:y2="24.2cm">
            <text:p/>
          </draw:line>
          <draw:line draw:style-name="gr9" draw:text-style-name="P1" draw:layer="layout" svg:x1="3.4cm" svg:y1="22.6cm" svg:x2="1.8cm" svg:y2="24.1cm">
            <text:p/>
          </draw:line>
        </draw:g>
        <draw:frame draw:style-name="gr10" draw:text-style-name="P3" draw:layer="layout" svg:width="4.7cm" svg:height="1.4cm" svg:x="11.4cm" svg:y="27.2cm">
          <draw:text-box>
            <text:p text:style-name="P3">file2不存在</text:p>
          </draw:text-box>
        </draw:frame>
        <draw:frame draw:style-name="gr10" draw:text-style-name="P4" draw:layer="layout" svg:width="3.8cm" svg:height="1.4cm" svg:x="3.2cm" svg:y="27.3cm">
          <draw:text-box>
            <text:p text:style-name="P4">file2存在</text:p>
          </draw:text-box>
        </draw:frame>
        <draw:custom-shape draw:style-name="gr11" draw:text-style-name="P6" draw:layer="版式" svg:width="16cm" svg:height="3.6cm" svg:x="4cm" svg:y="4.3cm">
          <text:p text:style-name="P5"><text:span text:style-name="T2">MingZz.net </text:span></text:p>
          <draw:enhanced-geometry svg:viewBox="0 0 21600 21600" draw:extrusion="true" draw:extrusion-rotation-angle="35 -5" dr3d:projection="perspective" draw:extrusion-first-light-direction="(50000 -50000 10000)" draw:extrusion-second-light-direction="(-50000 0 10000)" dr3d:shade-mode="flat" draw:extrusion-metal="true" draw:extrusion-specularity="122%" draw:extrusion-diffusion="122%" draw:extrusion-viewpoint="(3.472cm -3.472cm 25cm)" draw:extrusion-origin="0.5 -0.5" draw:extrusion-skew="50 -135" draw:extrusion-depth="1cm 0" draw:extrusion-color="true" draw:text-path="true" draw:text-path-mode="shape" draw:text-path-scale="path" draw:text-path-same-letter-heights="false" draw:glue-points="?f18 ?f0 ?f20 10800 ?f19 ?f1 ?f21 10800" draw:text-areas="0 0 21600 21600" draw:type="fontwork-wave" draw:modifiers="4460 10453.3333333333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3465af" draw:marker-start-width="0.2cm" draw:marker-start-center="false" draw:marker-end-width="0.2cm" draw:marker-end-center="false" svg:stroke-opacity="90%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DejaVu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ngZz </meta:initial-creator>
    <meta:creation-date>2013-06-24T17:23:38</meta:creation-date>
    <dc:date>2013-06-24T17:47:51</dc:date>
    <dc:creator>MingZz </dc:creator>
    <meta:editing-duration>PT7M48S</meta:editing-duration>
    <meta:editing-cycles>2</meta:editing-cycles>
    <meta:generator>LibreOffice/4.0.2.2$Linux_x86 LibreOffice_project/400m0$Build-2</meta:generator>
    <meta:document-statistic meta:object-count="39"/>
  </office:meta>
</office:document-meta>
</file>